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6.999cm" style:rel-column-width="65535*"/>
    </style:style>
    <style:style style:name="Tableau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4fefd" officeooo:paragraph-rsid="0014fefd"/>
    </style:style>
    <style:style style:name="P2" style:family="paragraph" style:parent-style-name="Standard">
      <style:text-properties officeooo:rsid="0014fefd" officeooo:paragraph-rsid="0013a0ff"/>
    </style:style>
    <style:style style:name="P3" style:family="paragraph" style:parent-style-name="Standard">
      <style:text-properties officeooo:rsid="0015e432" officeooo:paragraph-rsid="0015e432"/>
    </style:style>
    <style:style style:name="P4" style:family="paragraph" style:parent-style-name="Standard">
      <style:text-properties officeooo:rsid="00178ab6"/>
    </style:style>
    <style:style style:name="P5" style:family="paragraph" style:parent-style-name="Standard">
      <style:text-properties style:font-name="Times New Roman" officeooo:paragraph-rsid="002ab014"/>
    </style:style>
    <style:style style:name="P6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2622b6" officeooo:paragraph-rsid="002622b6"/>
    </style:style>
    <style:style style:name="P8" style:family="paragraph" style:parent-style-name="Standard">
      <style:text-properties officeooo:rsid="0027665e" officeooo:paragraph-rsid="0027665e"/>
    </style:style>
    <style:style style:name="P9" style:family="paragraph" style:parent-style-name="Standard">
      <style:text-properties officeooo:rsid="0027fb54" officeooo:paragraph-rsid="0027fb54"/>
    </style:style>
    <style:style style:name="P10" style:family="paragraph" style:parent-style-name="Standard">
      <style:text-properties officeooo:rsid="0027fb54" officeooo:paragraph-rsid="0028382d"/>
    </style:style>
    <style:style style:name="P11" style:family="paragraph" style:parent-style-name="Standard">
      <style:text-properties officeooo:rsid="002a77ce" officeooo:paragraph-rsid="002a77ce"/>
    </style:style>
    <style:style style:name="P12" style:family="paragraph" style:parent-style-name="Standard">
      <style:text-properties officeooo:paragraph-rsid="002ab014"/>
    </style:style>
    <style:style style:name="P13" style:family="paragraph" style:parent-style-name="Standard">
      <style:text-properties officeooo:rsid="0027fb54" officeooo:paragraph-rsid="002e5a82"/>
    </style:style>
    <style:style style:name="P14" style:family="paragraph" style:parent-style-name="Standard">
      <style:text-properties officeooo:rsid="0027fb54" officeooo:paragraph-rsid="0027fb54"/>
    </style:style>
    <style:style style:name="P15" style:family="paragraph" style:parent-style-name="Standard">
      <style:text-properties officeooo:rsid="00312554" officeooo:paragraph-rsid="002e5a82"/>
    </style:style>
    <style:style style:name="P16" style:family="paragraph" style:parent-style-name="Standard">
      <style:text-properties officeooo:rsid="0013a0ff"/>
    </style:style>
    <style:style style:name="P17" style:family="paragraph" style:parent-style-name="Standard">
      <style:text-properties officeooo:rsid="0027665e" officeooo:paragraph-rsid="0027665e"/>
    </style:style>
    <style:style style:name="P18" style:family="paragraph" style:parent-style-name="Standard">
      <style:text-properties officeooo:rsid="0027665e" officeooo:paragraph-rsid="002e5a82"/>
    </style:style>
    <style:style style:name="P19" style:family="paragraph" style:parent-style-name="Standard">
      <style:text-properties officeooo:rsid="0027665e" officeooo:paragraph-rsid="0027fb54"/>
    </style:style>
    <style:style style:name="P20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widows="1" fo:text-indent="0cm" style:auto-text-indent="false" fo:padding="0cm" fo:border="none"/>
      <style:text-properties style:font-name="Times New Roman" officeooo:paragraph-rsid="002ab014"/>
    </style:style>
    <style:style style:name="P21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widows="1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officeooo:rsid="00255ed0" officeooo:paragraph-rsid="002ab014"/>
    </style:style>
    <style:style style:name="P22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widows="1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officeooo:rsid="0026860d" officeooo:paragraph-rsid="002ab014"/>
    </style:style>
    <style:style style:name="P23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widows="1" fo:text-indent="0cm" style:auto-text-indent="false" fo:padding="0cm" fo:border="none"/>
      <style:text-properties fo:font-variant="normal" fo:text-transform="none" fo:color="#000000" loext:opacity="100%" style:font-name="Times New Roman" fo:font-size="12pt" fo:letter-spacing="normal" fo:font-style="normal" fo:font-weight="normal" officeooo:paragraph-rsid="002ab014"/>
    </style:style>
    <style:style style:name="T1" style:family="text">
      <style:text-properties officeooo:rsid="0012503e"/>
    </style:style>
    <style:style style:name="T2" style:family="text">
      <style:text-properties officeooo:rsid="0013a0ff"/>
    </style:style>
    <style:style style:name="T3" style:family="text">
      <style:text-properties officeooo:rsid="0014fefd"/>
    </style:style>
    <style:style style:name="T4" style:family="text">
      <style:text-properties officeooo:rsid="00160e53"/>
    </style:style>
    <style:style style:name="T5" style:family="text">
      <style:text-properties fo:font-variant="normal" fo:text-transform="none" fo:color="#000000" loext:opacity="100%" fo:font-size="12pt" fo:letter-spacing="normal" fo:font-style="normal" fo:font-weight="normal"/>
    </style:style>
    <style:style style:name="T6" style:family="text">
      <style:text-properties fo:font-variant="normal" fo:text-transform="none" fo:color="#000000" loext:opacity="100%" fo:font-size="12pt" fo:letter-spacing="normal" fo:font-style="normal" fo:font-weight="normal" officeooo:rsid="001acc6f"/>
    </style:style>
    <style:style style:name="T7" style:family="text">
      <style:text-properties fo:font-variant="normal" fo:text-transform="none" fo:color="#000000" loext:opacity="100%" fo:font-size="12pt" fo:letter-spacing="normal" fo:font-style="normal" fo:font-weight="normal" officeooo:rsid="00255ed0"/>
    </style:style>
    <style:style style:name="T8" style:family="text">
      <style:text-properties officeooo:rsid="0028382d"/>
    </style:style>
    <style:style style:name="T9" style:family="text">
      <style:text-properties officeooo:rsid="00255ed0"/>
    </style:style>
    <style:style style:name="T10" style:family="text">
      <style:text-properties officeooo:rsid="0026860d"/>
    </style:style>
    <style:style style:name="T11" style:family="text">
      <style:text-properties officeooo:rsid="001acc6f"/>
    </style:style>
    <style:style style:name="T12" style:family="text">
      <style:text-properties officeooo:rsid="002c914c"/>
    </style:style>
    <style:style style:name="T13" style:family="text">
      <style:text-properties officeooo:rsid="00312554"/>
    </style:style>
    <style:style style:name="T14" style:family="text">
      <style:text-properties officeooo:rsid="002e5a82"/>
    </style:style>
    <style:style style:name="T15" style:family="text">
      <style:text-properties officeooo:rsid="0029db54"/>
    </style:style>
    <style:style style:name="T16" style:family="text">
      <style:text-properties officeooo:rsid="002d88ca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/>
            <text:p text:style-name="P6">TD <text:span text:style-name="T1">MySql</text:span></text:p>
            <text:p text:style-name="P6">Les <text:span text:style-name="T1">voitures les plus vendues</text:span></text:p>
            <text:p text:style-name="Table_20_Contents"/>
          </table:table-cell>
        </table:table-row>
      </table:table>
      <text:p text:style-name="Standard"/>
      <text:p text:style-name="P12">Réaliser un programme qui permet d'afficher les voitures les plus vendues en <text:span text:style-name="T3">France</text:span> en <text:span text:style-name="T2">202</text:span><text:span text:style-name="T9">4</text:span><text:span text:style-name="T2">.</text:span></text:p>
      <text:p text:style-name="P5"/>
      <text:list text:style-name="L1">
        <text:list-item>
          <text:p text:style-name="P20"><text:span text:style-name="T5">Renault Clio : </text:span><text:span text:style-name="T7">91 438 </text:span></text:p>
        </text:list-item>
        <text:list-item>
          <text:p text:style-name="P20"><text:span text:style-name="T5">Peugeot 208 : </text:span><text:span text:style-name="T7">88 920</text:span><text:span text:style-name="T5"> </text:span><text:span text:style-name="T7"><text:s/></text:span></text:p>
        </text:list-item>
        <text:list-item>
          <text:p text:style-name="P20"><text:span text:style-name="T5">Dacia Sandero : </text:span><text:span text:style-name="T7">75 983</text:span> </text:p>
        </text:list-item>
        <text:list-item>
          <text:p text:style-name="P20"><text:span text:style-name="T6">Citroën C3 : </text:span><text:span text:style-name="T7">56 897 </text:span></text:p>
        </text:list-item>
        <text:list-item>
          <text:p text:style-name="P21">Renault Captur : 45 962 <text:s/></text:p>
        </text:list-item>
        <text:list-item>
          <text:p text:style-name="P21">Peugeot 20<text:span text:style-name="T12">0</text:span>8 : 48 548 <text:s text:c="5"/></text:p>
        </text:list-item>
        <text:list-item>
          <text:p text:style-name="P22">Dacia Dusteur : 41888 <text:s/></text:p>
        </text:list-item>
        <text:list-item>
          <text:p text:style-name="P22">Peugeot 308 : 37257 <text:s text:c="2"/></text:p>
        </text:list-item>
        <text:list-item>
          <text:p text:style-name="P23">Toyota Yaris : <text:span text:style-name="T10">35067</text:span><text:span text:style-name="T11"> <text:s text:c="2"/></text:span></text:p>
        </text:list-item>
        <text:list-item>
          <text:p text:style-name="P23">Toyota Yaris <text:span text:style-name="T10">Cross </text:span>: <text:span text:style-name="T10">33811 </text:span></text:p>
        </text:list-item>
        <text:list-item>
          <text:p text:style-name="P22">Peugeot 3008 : 33239 <text:s/></text:p>
        </text:list-item>
        <text:list-item>
          <text:p text:style-name="P22">Tesla Model Y : 28576 </text:p>
        </text:list-item>
      </text:list>
      <text:p text:style-name="Standard"/>
      <text:p text:style-name="P1">Créez une BDD meilleures_ventes_de_voitures dans laquelle vous créez une table voiture.</text:p>
      <text:p text:style-name="P3">A vous de choisir les champs nécessaires dans cette table.</text:p>
      <text:p text:style-name="P3"/>
      <text:p text:style-name="P7">Vous notez les requêtes lors de l’ajout de voitures hormis celles qui sont répétitives.</text:p>
      <text:p text:style-name="P3"/>
      <text:p text:style-name="P3">En utilisant phpmyadmin effectuez des requêtes pour lister les voitures triées : </text:p>
      <text:p text:style-name="P3"><text:s text:c="2"/>Par nombre de voitures vendues</text:p>
      <text:p text:style-name="P3"><text:s text:c="2"/>Par Marque de voitures</text:p>
      <text:p text:style-name="P3"><text:s text:c="2"/>Par Gamme</text:p>
      <text:p text:style-name="P3"><text:s text:c="2"/><text:span text:style-name="T4">Les ventes d'une marque donnée</text:span></text:p>
      <text:p text:style-name="P3"><text:s text:c="2"/><text:span text:style-name="T4">Le nombre de voitures vendues par marque</text:span></text:p>
      <text:p text:style-name="P3"/>
      <text:p text:style-name="P4"/>
      <text:p text:style-name="P16"/>
      <text:p text:style-name="P2"/>
      <text:p text:style-name="P8">Lister les voitures par nombre de voitures vendues.</text:p>
      <text:p text:style-name="P8"/>
      <text:p text:style-name="P8">SELECT * FROM `voiture` <text:s/></text:p>
      <text:p text:style-name="P8">ORDER BY `voiture`.`nombre` </text:p>
      <text:p text:style-name="P8"/>
      <text:p text:style-name="P18">Afficher l<text:span text:style-name="T16">es </text:span><text:s/>9 <text:span text:style-name="T16">premièr</text:span>e<text:span text:style-name="T16">s</text:span> voiture<text:span text:style-name="T16">s</text:span> l<text:span text:style-name="T16">es</text:span> plus vendue<text:span text:style-name="T16">s</text:span></text:p>
      <text:p text:style-name="P18"/>
      <text:p text:style-name="P18">SELECT * FROM `voiture` <text:s/></text:p>
      <text:p text:style-name="P18">ORDER BY `voiture`.`nombre` <text:s/>DESC LIMIT 9;</text:p>
      <text:p text:style-name="P18"/>
      <text:p text:style-name="P18">Afficher la 9 ième voiture la plus vendue</text:p>
      <text:p text:style-name="P18"/>
      <text:p text:style-name="P18">SELECT * FROM `voiture` <text:s/></text:p>
      <text:p text:style-name="P18">ORDER BY `voiture`.`nombre` <text:s/>DESC LIMIT 9,<text:span text:style-name="T15">1</text:span>;</text:p>
      <text:p text:style-name="P8"/>
      <text:p text:style-name="P9"><text:soft-page-break/>Afficher les voitures de la marque Renault</text:p>
      <text:p text:style-name="P9"/>
      <text:p text:style-name="P9">SELECT * FROM `voiture` where nom="renault";</text:p>
      <text:p text:style-name="P19"/>
      <text:p text:style-name="P8"/>
      <text:p text:style-name="P9">Afficher la somme des ventes de voitures de la marque Renault</text:p>
      <text:p text:style-name="P9"/>
      <text:p text:style-name="P9">SELECT sum(nombre) FROM `voiture` <text:s/>where nom="renault";</text:p>
      <text:p text:style-name="P8"/>
      <text:p text:style-name="P8"/>
      <text:p text:style-name="P8">Afficher les voitures dont le nom du modèle commence par c</text:p>
      <text:p text:style-name="P8"/>
      <text:p text:style-name="P8">SELECT * FROM `voiture` where modele like 'c%' ORDER BY `nombre` <text:s/>DESC; </text:p>
      <text:p text:style-name="P8"/>
      <text:p text:style-name="P9">Afficher le nombre d’enregistrement de votre bdd</text:p>
      <text:p text:style-name="P9"/>
      <text:p text:style-name="P9">SELECT count(*) FROM `voiture`;</text:p>
      <text:p text:style-name="P9"/>
      <text:p text:style-name="P9">Afficher la somme des voitures vendues</text:p>
      <text:p text:style-name="P9"/>
      <text:p text:style-name="P9">SELECT sum(nombre) FROM `voiture`;</text:p>
      <text:p text:style-name="P9"/>
      <text:p text:style-name="P9">Afficher les voitures dont le modèle contient un i</text:p>
      <text:p text:style-name="P9">SELECT * FROM `voiture` where modele LIKE '%i%';</text:p>
      <text:p text:style-name="P9"/>
      <text:p text:style-name="P9">Afficher les voitures dont la deuxième lettre de la marque est i</text:p>
      <text:p text:style-name="P9"/>
      <text:p text:style-name="P9">SELECT * FROM `voiture` where nom LIKE '_i%';</text:p>
      <text:p text:style-name="P9"/>
      <text:p text:style-name="P10">Afficher les voitures dont l<text:span text:style-name="T8">e nom du modèle finit par o</text:span></text:p>
      <text:p text:style-name="P10"/>
      <text:p text:style-name="P10">SELECT * FROM `voiture` where modele LIKE '%o';</text:p>
      <text:p text:style-name="P10"/>
      <text:p text:style-name="P11">Afficher les ventes par marque</text:p>
      <text:p text:style-name="P10"/>
      <text:p text:style-name="P13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</text:span><text:a xlink:type="simple" xlink:href="http://localhost/phpmyadmin/url.php?url=https://dev.mysql.com/doc/refman/8.0/en/aggregate-functions.html%23function_sum" office:target-frame-name="mysql_doc" xlink:show="replace" text:style-name="Internet_20_link" text:visited-style-name="Visited_20_Internet_20_Link"><text:span text:style-name="Source_20_Text">sum</text:span></text:a><text:span text:style-name="Source_20_Text">(nombre), marque FROM `voiture` GROUP by marque;</text:span></text:p>
      <text:p text:style-name="P13"><text:span text:style-name="Source_20_Text"/></text:p>
      <text:p text:style-name="P15"><text:span text:style-name="Source_20_Text"><text:span text:style-name="T13">Afficher les ventes de voitures en affichant leur rang en fonction du nombre de ventes</text:span></text:span></text:p>
      <text:p text:style-name="P13"><text:span text:style-name="Source_20_Text"/></text:p>
      <text:p text:style-name="P13"><text:a xlink:type="simple" xlink:href="http://localhost/phpmyadmin/url.php?url=https://dev.mysql.com/doc/refman/8.0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ROW_NUMBER() OVER (order by nombre desc) as rang, marque,nombre from voitures; </text:span></text:p>
      <text:p text:style-name="P13"><text:span text:style-name="Source_20_Text"/></text:p>
      <text:p text:style-name="P18"/>
      <text:p text:style-name="P18"><text:span text:style-name="Source_20_Text"/></text:p>
      <text:p text:style-name="P13"><text:span text:style-name="Source_20_Text"/></text:p>
      <text:p text:style-name="P13"><text:span text:style-name="Source_20_Text"/></text:p>
      <text:p text:style-name="P13"><text:span text:style-name="Source_20_Text"><text:s/>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ucida Sans Unicode" svg:font-family="'Lucida Sans Unicode'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2.3$Windows_X86_64 LibreOffice_project/382eef1f22670f7f4118c8c2dd222ec7ad009daf</meta:generator>
    <meta:editing-cycles>30</meta:editing-cycles>
    <meta:editing-duration>PT3H8M34S</meta:editing-duration>
    <dc:date>2025-01-05T16:42:17.930000000</dc:date>
    <meta:document-statistic meta:table-count="1" meta:image-count="0" meta:object-count="0" meta:page-count="2" meta:paragraph-count="54" meta:word-count="381" meta:character-count="2273" meta:non-whitespace-character-count="1906"/>
    <meta:user-defined meta:name="Info 1"/>
    <meta:user-defined meta:name="Info 2"/>
    <meta:user-defined meta:name="Info 3"/>
    <meta:user-defined meta:name="Info 4"/>
  </office:meta>
</office:document-meta>
</file>